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1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345cm" fo:min-width="2.088cm" fo:padding-top="0.175cm" fo:padding-bottom="0.175cm" fo:padding-left="0.3cm" fo:padding-right="0.3cm" fo:wrap-option="wrap"/>
      <style:paragraph-properties style:writing-mode="lr-tb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text-properties fo:font-size="14pt" style:font-size-asian="14pt" style:font-size-complex="14pt"/>
    </style:style>
    <style:style style:name="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P4" style:family="paragraph">
      <loext:graphic-properties draw:fill="none"/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IPAゴシック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draw:layer="layout" svg:width="6.6cm" svg:height="1.521cm" svg:x="9.9cm" svg:y="3.791cm">
          <draw:text-box>
            <text:p text:style-name="P1"><text:span text:style-name="T1">A = 123</text:span></text:p>
          </draw:text-box>
        </draw:frame>
        <draw:custom-shape draw:style-name="gr2" draw:text-style-name="P4" draw:layer="layout" svg:width="3.8cm" svg:height="3.809cm" svg:x="2.3cm" svg:y="2.291cm">
          <text:p text:style-name="P3"><text:span text:style-name="T2">consta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6.2cm" svg:y1="4.191cm" svg:x2="9.9cm" svg:y2="4.19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1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2" style:font-size-asian="24pt" style:language-asian="ja" style:country-asian="JP" style:font-name-complex="TakaoPGothic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1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0-09-08T18:16:09.765620936</dc:date>
    <meta:editing-duration>PT31M14S</meta:editing-duration>
    <meta:editing-cycles>23</meta:editing-cycles>
    <meta:generator>LibreOffice/6.4.5.2$Linux_X86_64 LibreOffice_project/40$Build-2</meta:generator>
    <meta:document-statistic meta:object-count="3"/>
  </office:meta>
</office:document-meta>
</file>